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paragraph-rsid="0016da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number-columns-repeated="2"/>
        <table:table-row>
          <table:table-cell table:style-name="Tabelle1.A1" office:value-type="string">
            <text:p text:style-name="Table_20_Contents">Hallo Alice, </text:p>
            <text:p text:style-name="Table_20_Contents"/>
            <text:p text:style-name="Table_20_Contents">vielen Dank für deine Nachricht, ich freue mich sehr darüber. Die Zeiten sind im Moment beide verfügbar. Wenn du möchtest, können wir gerne eine kurze Probestunde zusammen machen. Ich weiss, dass die Probestunden nicht kostenlos sind, deshalt kannst du gerne einfach nur 15 Minuten buchen und ich reserviere die Zeit danach, sodass wir so lange miteinander sprechen können, bis all deine Fragen geklärt sind. Das ist für mich kein Problem. Also, ich freue mich, wenn du eine Stunde mit mir buchst und wir sehen uns hoffentlich in dieser Stunde. </text:p>
            <text:p text:style-name="Table_20_Contents"/>
            <text:p text:style-name="Table_20_Contents">Bis dann, liebe Grüße, </text:p>
            <text:p text:style-name="Table_20_Contents"/>
            <text:p text:style-name="Table_20_Contents">Matthias.</text:p>
          </table:table-cell>
          <table:table-cell table:style-name="Tabelle1.B1" office:value-type="string">
            <text:p text:style-name="Table_20_Contents"/>
          </table:table-cell>
        </table:table-row>
        <table:table-row>
          <table:table-cell table:style-name="Tabelle1.A2" office:value-type="string">
            <text:p text:style-name="Table_20_Contents">Hallo Shirin,</text:p>
            <text:p text:style-name="Table_20_Contents"/>
            <text:p text:style-name="Table_20_Contents">ich habe gesehen, dass du überlegst, Unterricht bei mir zu nehmen. Wenn du möchtest, können wir eine kurze Probestunde von 15 Minuten vereinbaren. Melde dich einfach bei mir und teile mir deinen Wunschtermin mit. Ich kann dann einen Termin finden, an dem wir die Probestunde gegebenenfalls verlängern können, bis alle deine Fragen geklärt sind. Du kannst mich jederzeit gerne kontaktieren.</text:p>
            <text:p text:style-name="Table_20_Contents"/>
            <text:p text:style-name="P1">liebe Grüße,</text:p>
            <text:p text:style-name="Table_20_Contents"/>
            <text:p text:style-name="Table_20_Contents">Matthias</text:p>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9T08:31:00.911643100</meta:creation-date>
    <dc:date>2026-04-29T08:45:38.154553600</dc:date>
    <meta:editing-duration>PT3M56S</meta:editing-duration>
    <meta:editing-cycles>1</meta:editing-cycles>
    <meta:document-statistic meta:table-count="1" meta:image-count="0" meta:object-count="0" meta:page-count="1" meta:paragraph-count="8" meta:word-count="161" meta:character-count="1012" meta:non-whitespace-character-count="856"/>
    <meta:generator>LibreOffice/25.8.3.2$Windows_X86_64 LibreOffice_project/8ca8d55c161d602844f5428fa4b58097424e324e</meta:generator>
  </office:meta>
</office:document-meta>
</file>